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9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184.7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23.61pt"/>
    </style:style>
    <style:style style:name="co7" style:family="table-column">
      <style:table-column-properties fo:break-before="auto" style:column-width="137.51pt"/>
    </style:style>
    <style:style style:name="co8" style:family="table-column">
      <style:table-column-properties fo:break-before="auto" style:column-width="141.7pt"/>
    </style:style>
    <style:style style:name="co9" style:family="table-column">
      <style:table-column-properties fo:break-before="auto" style:column-width="22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Результаты">
      <style:table-properties table:display="true" style:writing-mode="lr-tb"/>
    </style:style>
    <style:style style:name="ta2" style:family="table" style:master-page-name="PageStyle_5f_Вопросы">
      <style:table-properties table:display="true" style:writing-mode="lr-tb"/>
    </style:style>
    <style:style style:name="ta3" style:family="table" style:master-page-name="PageStyle_5f_Настройки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Результат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Правильных</text:p>
          </table:table-cell>
          <table:table-cell table:style-name="ce1" office:value-type="string" calcext:value-type="string">
            <text:p>Прошел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0-16T12:21:13.35" calcext:value-type="date">
            <text:p>10/16/2023 12:21:13</text:p>
          </table:table-cell>
          <table:table-cell table:style-name="ce1" office:value-type="string" calcext:value-type="string">
            <text:p>Вовка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2" table:number-rows-repeated="984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Вопросы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09" table:default-cell-style-name="Default"/>
        <table:table-row table:style-name="ro1">
          <table:table-cell table:style-name="ce4" office:value-type="string" calcext:value-type="string">
            <text:p>№</text:p>
          </table:table-cell>
          <table:table-cell table:style-name="ce4" office:value-type="string" calcext:value-type="string">
            <text:p>Вопрос</text:p>
          </table:table-cell>
          <table:table-cell table:style-name="ce4" office:value-type="string" calcext:value-type="string" table:number-columns-spanned="2" table:number-rows-spanned="1">
            <text:p>Вариант 1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Вариант 2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Вариант 3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Вариант 4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Вариант 5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Вариант 6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Вариант 7</text:p>
          </table:table-cell>
          <table:covered-table-cell table:style-name="ce10"/>
          <table:table-cell table:number-columns-repeated="100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Кто съел колобка?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Заяц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Лис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Волк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Медведь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Кто посадил репку?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Бабк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Жучк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Внучка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Дед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Мышк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Кто съел кашу и уснул в кроватке?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Белоснежк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Золушка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Машеньк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Буратино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то разбил золотое яичко?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Дед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Курочка-ряба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Мышк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Баба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style-name="ce6"/>
          <table:table-cell table:style-name="ce7" table:formula="of:=FALSE(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Настройки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20" table:default-cell-style-name="Default"/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7"/>
          <table:table-cell table:style-name="ce11" office:value-type="string" calcext:value-type="string">
            <text:p>Заголовок</text:p>
          </table:table-cell>
          <table:table-cell table:style-name="ce12" office:value-type="string" calcext:value-type="string">
            <text:p>Тестирование на знание сказок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11" office:value-type="string" calcext:value-type="string">
            <text:p>Правильных для прохождения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passScore" table:base-cell-address="$Результаты.$A$1" table:cell-range-address="$Настройки.$C$3"/>
        <table:named-range table:name="title" table:base-cell-address="$Результаты.$A$1" table:cell-range-address="$Настройки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Результаты" style:display-name="PageStyle_Результа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опросы" style:display-name="PageStyle_Вопро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стройки" style:display-name="PageStyle_Настрой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2" meta:object-count="0"/>
    <meta:generator>LibreOfficeDev/6.0.5.2$Linux_X86_64 LibreOffice_project/</meta:generator>
  </office:meta>
</office:document-meta>
</file>